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8e86ae" draw:textarea-horizontal-align="justify" draw:textarea-vertical-align="top" draw:auto-grow-height="false" fo:min-height="14.621cm" fo:min-width="15.323cm" fo:padding-top="0.151cm" fo:padding-bottom="0.151cm" fo:padding-left="0.276cm" fo:padding-right="0.276cm" style:writing-mode="lr-tb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069a2e" draw:textarea-horizontal-align="justify" draw:textarea-vertical-align="top" draw:auto-grow-height="false" fo:min-height="2.873cm" fo:min-width="13.418cm" fo:padding-top="0.151cm" fo:padding-bottom="0.151cm" fo:padding-left="0.276cm" fo:padding-right="0.276cm" style:writing-mode="lr-tb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top" draw:auto-grow-height="false" fo:min-height="5.095cm" fo:min-width="5.481cm" fo:padding-top="0.151cm" fo:padding-bottom="0.151cm" fo:padding-left="0.276cm" fo:padding-right="0.276cm" style:writing-mode="lr-tb"/>
      <style:paragraph-properties style:writing-mode="lr-tb"/>
    </style:style>
    <style:style style:name="gr4" style:family="graphic" style:parent-style-name="standard">
      <style:graphic-properties svg:stroke-color="#000000" draw:fill-color="#ff860d" draw:textarea-horizontal-align="justify" draw:textarea-vertical-align="middle" draw:auto-grow-height="false" fo:min-height="1.337cm" fo:min-width="2.04cm" style:writing-mode="lr-tb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38cm" fo:min-width="3.575cm" fo:padding-top="0.151cm" fo:padding-bottom="0.151cm" fo:padding-left="0.276cm" fo:padding-right="0.276cm" style:writing-mode="lr-tb"/>
      <style:paragraph-properties style:writing-mode="lr-tb"/>
    </style:style>
    <style:style style:name="gr6" style:family="graphic" style:parent-style-name="objectwithoutfill">
      <style:graphic-properties svg:stroke-color="#000000" draw:marker-end="Arrowheads_20_1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svg:stroke-color="#000000" draw:marker-start="Arrowheads_20_3" draw:marker-end="Arrowheads_20_2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4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svg:stroke-color="#000000" draw:marker-end="Arrowheads_20_5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6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3" style:family="graphic" style:parent-style-name="standard">
      <style:graphic-properties svg:stroke-color="#2a6099" draw:fill-color="#ffffff" draw:textarea-horizontal-align="justify" draw:textarea-vertical-align="middle" draw:auto-grow-height="false" fo:min-height="0.067cm" fo:min-width="0.452cm" style:writing-mode="lr-tb"/>
      <style:paragraph-properties style:writing-mode="lr-tb"/>
    </style:style>
    <style:style style:name="gr14" style:family="graphic" style:parent-style-name="standard">
      <style:graphic-properties svg:stroke-color="#2a6099" draw:fill-color="#ffffff" draw:textarea-horizontal-align="justify" draw:textarea-vertical-align="middle" draw:auto-grow-height="false" fo:min-height="0.067cm" fo:min-width="1.405cm" style:writing-mode="lr-tb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c0c0c0" draw:textarea-horizontal-align="justify" draw:textarea-vertical-align="middle" draw:auto-grow-height="false" fo:min-height="2.238cm" fo:min-width="3.575cm" fo:padding-top="0.151cm" fo:padding-bottom="0.151cm" fo:padding-left="0.276cm" fo:padding-right="0.276cm" style:writing-mode="lr-tb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c0cb" draw:textarea-horizontal-align="justify" draw:textarea-vertical-align="middle" draw:auto-grow-height="false" fo:min-height="2.238cm" fo:min-width="3.575cm" fo:padding-top="0.151cm" fo:padding-bottom="0.151cm" fo:padding-left="0.276cm" fo:padding-right="0.276cm" style:writing-mode="lr-tb"/>
      <style:paragraph-properties style:writing-mode="lr-tb"/>
    </style:style>
    <style:style style:name="gr17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e86ae"/>
      <style:paragraph-properties fo:text-align="center" style:writing-mode="lr-tb"/>
    </style:style>
    <style:style style:name="P3" style:family="paragraph">
      <loext:graphic-properties draw:fill-color="#069a2e"/>
      <style:paragraph-properties fo:text-align="center"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860d"/>
      <style:paragraph-properties fo:text-align="center" style:writing-mode="lr-tb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-color="#c0c0c0"/>
      <style:paragraph-properties fo:text-align="center" style:writing-mode="lr-tb"/>
    </style:style>
    <style:style style:name="P13" style:family="paragraph">
      <loext:graphic-properties draw:fill-color="#ffc0cb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5.875cm" svg:height="14.923cm" svg:x="10.842cm" svg:y="5.157cm">
          <text:p text:style-name="P1">blockB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97cm" svg:height="3.175cm" svg:x="11.795cm" svg:y="16.587cm">
          <text:p text:style-name="P1">threeCs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6.033cm" svg:height="5.397cm" svg:x="1.317cm" svg:y="8.78cm">
          <text:p text:style-name="P4">block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8" draw:id="id8" draw:layer="layout" svg:width="2.54cm" svg:height="1.587cm" svg:x="7.032cm" svg:y="17.51cm">
          <text:p text:style-name="P1">blockC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4.127cm" svg:height="2.54cm" svg:x="12.112cm" svg:y="9.232cm">
          <text:p text:style-name="P1">blockD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4.127cm" svg:height="2.54cm" svg:x="19.733cm" svg:y="7.38cm">
          <text:p text:style-name="P1">blockE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4.127cm" svg:height="2.54cm" svg:x="19.733cm" svg:y="11.19cm">
          <text:p text:style-name="P1">blockF</text:p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2.54cm" svg:height="1.587cm" svg:x="14.652cm" svg:y="17.523cm">
          <text:p text:style-name="P1">blockC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2.54cm" svg:height="1.587cm" svg:x="18.762cm" svg:y="17.535cm">
          <text:p text:style-name="P1">blockC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line-skew="-0.58cm" svg:x1="21.796cm" svg:y1="13.73cm" svg:x2="20.032cm" svg:y2="17.535cm" draw:start-shape="id1" draw:end-shape="id2" draw:end-glue-point="0" svg:d="M21796 13730v1335h-1764v2470" svg:viewBox="0 0 1765 3806">
          <text:p text:style-name="P8">seeSt,</text:p>
          <text:p text:style-name="P8">cHeaderSt</text:p>
        </draw:connector>
        <draw:connector draw:style-name="gr7" draw:text-style-name="P9" draw:layer="layout" svg:x1="7.35cm" svg:y1="11.478cm" svg:x2="10.842cm" svg:y2="12.618cm" draw:start-shape="id3" draw:start-glue-point="1" draw:end-shape="id4" draw:end-glue-point="3" svg:d="M7350 11478h1745v1140h1747" svg:viewBox="0 0 3493 1141">
          <text:p text:style-name="P8">aSt, aASt</text:p>
        </draw:connector>
        <draw:connector draw:style-name="gr8" draw:text-style-name="P9" draw:layer="layout" svg:x1="16.239cm" svg:y1="10.502cm" svg:x2="19.733cm" svg:y2="8.65cm" draw:start-shape="id5" draw:start-glue-point="1" draw:end-shape="id6" draw:end-glue-point="3" svg:d="M16239 10502h1746v-1852h1748" svg:viewBox="0 0 3495 1853">
          <text:p/>
        </draw:connector>
        <draw:connector draw:style-name="gr9" draw:text-style-name="P9" draw:layer="layout" svg:x1="16.239cm" svg:y1="10.502cm" svg:x2="19.733cm" svg:y2="12.46cm" draw:start-shape="id5" draw:start-glue-point="1" draw:end-shape="id1" draw:end-glue-point="3" svg:d="M16239 10502h1746v1958h1748" svg:viewBox="0 0 3495 1959">
          <text:p text:style-name="P8">dSt</text:p>
        </draw:connector>
        <draw:connector draw:style-name="gr10" draw:text-style-name="P9" draw:layer="layout" svg:x1="14.175cm" svg:y1="11.772cm" svg:x2="15.922cm" svg:y2="17.523cm" draw:start-shape="id5" draw:start-glue-point="2" draw:end-shape="id7" draw:end-glue-point="0" svg:d="M14175 11772v2888h1747v2863" svg:viewBox="0 0 1748 5752">
          <text:p text:style-name="P8">seeSt, </text:p>
          <text:p text:style-name="P8">cHeaderSt</text:p>
        </draw:connector>
        <draw:connector draw:style-name="gr11" draw:text-style-name="P9" draw:layer="layout" svg:x1="4.333cm" svg:y1="14.177cm" svg:x2="8.302cm" svg:y2="17.51cm" draw:start-shape="id3" draw:start-glue-point="2" draw:end-shape="id8" draw:end-glue-point="0" svg:d="M4333 14177v1679h3969v1654" svg:viewBox="0 0 3970 3334">
          <text:p text:style-name="P8">seeSt, cHeaderSt</text:p>
        </draw:connector>
        <draw:connector draw:style-name="gr12" draw:text-style-name="P9" draw:layer="layout" draw:line-skew="1.162cm" svg:x1="10.842cm" svg:y1="12.618cm" svg:x2="12.112cm" svg:y2="10.502cm" draw:start-shape="id4" draw:start-glue-point="3" draw:end-shape="id5" draw:end-glue-point="3" svg:d="M10842 12618h634v-2116h636" svg:viewBox="0 0 1271 2117">
          <text:p/>
        </draw:connector>
        <draw:custom-shape draw:style-name="gr13" draw:text-style-name="P11" draw:layer="layout" svg:width="0.952cm" svg:height="0.317cm" svg:x="7.667cm" svg:y="17.51cm">
          <text:p text:style-name="P10"><text:span text:style-name="T1">see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952cm" svg:height="0.317cm" svg:x="15.505cm" svg:y="17.54cm">
          <text:p text:style-name="P10"><text:span text:style-name="T1">s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0.952cm" svg:height="0.317cm" svg:x="19.598cm" svg:y="17.535cm">
          <text:p text:style-name="P10"><text:span text:style-name="T1">s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0.952cm" svg:height="0.317cm" draw:transform="rotate (-1.5707963267949) translate (16.239cm 9.92cm)">
          <text:p text:style-name="P10"><text:span text:style-name="T1">d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0.952cm" svg:height="0.317cm" svg:x="7.667cm" svg:y="17.51cm">
          <text:p text:style-name="P10"><text:span text:style-name="T1">s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54cm" svg:height="1.587cm" svg:x="22.355cm" svg:y="17.535cm">
          <text:p text:style-name="P1">blockC</text:p>
          <draw:enhanced-geometry svg:viewBox="0 0 21600 21600" draw:type="rectangle" draw:enhanced-path="M 0 0 L 21600 0 21600 21600 0 21600 0 0 Z N"/>
        </draw:custom-shape>
        <draw:custom-shape draw:style-name="gr13" draw:text-style-name="P11" xml:id="id9" draw:id="id9" draw:layer="layout" svg:width="0.952cm" svg:height="0.317cm" svg:x="23.091cm" svg:y="17.535cm">
          <text:p text:style-name="P10"><text:span text:style-name="T1">s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draw:line-skew="0.744cm -0.58cm" svg:x1="23.86cm" svg:y1="12.46cm" svg:x2="23.567cm" svg:y2="17.535cm" draw:start-shape="id1" draw:start-glue-point="1" draw:end-shape="id9" draw:end-glue-point="0" svg:d="M23860 12460h1270v2605h-1563v2470" svg:viewBox="0 0 1564 5076">
          <text:p text:style-name="P8">seeSt,</text:p>
          <text:p text:style-name="P8">cHeaderSt</text:p>
        </draw:connector>
        <draw:custom-shape draw:style-name="gr14" draw:text-style-name="P11" draw:layer="layout" svg:width="1.905cm" svg:height="0.317cm" svg:x="20.685cm" svg:y="13.413cm">
          <text:p text:style-name="P10"><text:span text:style-name="T1">tosee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905cm" svg:height="0.317cm" draw:transform="rotate (-1.5707963267949) translate (23.859cm 11.507cm)">
          <text:p text:style-name="P10"><text:span text:style-name="T1">tose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13" draw:id="id13" draw:layer="layout" svg:width="4.127cm" svg:height="2.54cm" svg:x="12.113cm" svg:y="5.792cm">
          <text:p text:style-name="P1">blockBRegs</text:p>
          <draw:enhanced-geometry svg:viewBox="0 0 21600 21600" draw:type="rectangle" draw:enhanced-path="M 0 0 L 21600 0 21600 21600 0 21600 0 0 Z N"/>
        </draw:custom-shape>
        <draw:custom-shape draw:style-name="gr16" draw:text-style-name="P13" xml:id="id10" draw:id="id10" draw:layer="layout" svg:width="4.127cm" svg:height="2.54cm" svg:x="1.953cm" svg:y="1.317cm">
          <text:p text:style-name="P1">cpu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svg:x1="6.08cm" svg:y1="2.587cm" svg:x2="7.308cm" svg:y2="5.027cm" draw:start-shape="id10" draw:start-glue-point="1" draw:end-shape="id11" draw:end-glue-point="0" svg:d="M6080 2587h1228v2440" svg:viewBox="0 0 1229 2441">
          <text:p/>
        </draw:connector>
        <draw:custom-shape draw:style-name="gr15" draw:text-style-name="P12" xml:id="id12" draw:id="id12" draw:layer="layout" svg:width="4.127cm" svg:height="2.54cm" svg:x="2.27cm" svg:y="10.367cm">
          <text:p text:style-name="P1">blockARegs</text:p>
          <draw:enhanced-geometry svg:viewBox="0 0 21600 21600" draw:type="rectangle" draw:enhanced-path="M 0 0 L 21600 0 21600 21600 0 21600 0 0 Z N"/>
        </draw:custom-shape>
        <draw:custom-shape draw:style-name="gr16" draw:text-style-name="P13" xml:id="id11" draw:id="id11" draw:layer="layout" svg:width="4.127cm" svg:height="2.54cm" svg:x="5.245cm" svg:y="5.027cm">
          <text:p text:style-name="P1">apbDecode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draw:line-skew="-0.665cm" svg:x1="7.308cm" svg:y1="7.567cm" svg:x2="4.333cm" svg:y2="10.367cm" draw:start-shape="id11" draw:start-glue-point="2" draw:end-shape="id12" draw:end-glue-point="0" svg:d="M7308 7567v735h-2975v2065" svg:viewBox="0 0 2976 2801">
          <text:p/>
        </draw:connector>
        <draw:connector draw:style-name="gr17" draw:text-style-name="P9" draw:layer="layout" draw:line-skew="-0.535cm" svg:x1="9.372cm" svg:y1="6.297cm" svg:x2="12.113cm" svg:y2="7.062cm" draw:start-shape="id11" draw:start-glue-point="1" draw:end-shape="id13" draw:end-glue-point="3" svg:d="M9372 6297h835v765h1906" svg:viewBox="0 0 2742 76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4T15:34:29.311000000</meta:creation-date>
    <dc:date>2023-05-31T08:23:21.665361528</dc:date>
    <meta:editing-duration>P7DT7H9M8S</meta:editing-duration>
    <meta:editing-cycles>12</meta:editing-cycles>
    <meta:generator>LibreOffice/7.5.2.2$MacOSX_X86_64 LibreOffice_project/53bb9681a964705cf672590721dbc85eb4d0c3a2</meta:generator>
    <meta:document-statistic meta:object-count="33"/>
  </office:meta>
</office:document-meta>
</file>